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name-complex="Arial"/>
    </style:style>
    <style:style style:name="P2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text-properties style:font-name="Arial" fo:font-size="12pt" style:font-size-asian="12pt" style:font-name-complex="Arial"/>
    </style:style>
    <style:style style:name="P4" style:family="paragraph" style:parent-style-name="Standard" style:list-style-name="WW8Num5">
      <style:text-properties style:font-name="Arial" fo:font-size="12pt" style:font-size-asian="12pt" style:font-name-complex="Arial"/>
    </style:style>
    <style:style style:name="P5" style:family="paragraph" style:parent-style-name="Standard" style:list-style-name="WW8Num21">
      <style:text-properties style:font-name="Arial" fo:font-size="12pt" style:font-size-asian="12pt" style:font-name-complex="Arial"/>
    </style:style>
    <style:style style:name="P6" style:family="paragraph" style:parent-style-name="Standard" style:list-style-name="WW8Num23"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 style:list-style-name="WW8Num24"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 style:list-style-name="WW8Num18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 style:list-style-name="WW8Num17"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 style:list-style-name="WW8Num12"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 style:list-style-name="WW8Num1"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 style:list-style-name="WW8Num15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 style:list-style-name="WW8Num13">
      <style:text-properties style:font-name="Arial" fo:font-size="12pt" style:font-size-asian="12pt" style:font-name-complex="Arial"/>
    </style:style>
    <style:style style:name="P15" style:family="paragraph" style:parent-style-name="Standard" style:list-style-name="WW8Num11">
      <style:text-properties style:font-name="Arial" fo:font-size="12pt" style:font-size-asian="12pt" style:font-name-complex="Arial"/>
    </style:style>
    <style:style style:name="P16" style:family="paragraph" style:parent-style-name="Standard" style:list-style-name="WW8Num10">
      <style:text-properties style:font-name="Arial" fo:font-size="12pt" style:font-size-asian="12pt" style:font-name-complex="Arial"/>
    </style:style>
    <style:style style:name="P17" style:family="paragraph" style:parent-style-name="Standard" style:list-style-name="WW8Num3"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 style:list-style-name="WW8Num23"/>
    <style:style style:name="P20" style:family="paragraph" style:parent-style-name="Standard">
      <style:text-properties style:font-size-complex="12pt"/>
    </style:style>
    <style:style style:name="P21" style:family="paragraph" style:parent-style-name="Standard" style:list-style-name="WW8Num15"/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Chapter 2 – Software Engineering</text:span></text:p>
      <text:p text:style-name="P3"/>
      <text:p text:style-name="P3">Overview</text:p>
      <text:p text:style-name="P3"/>
      <text:list xml:id="list841642446624784611" text:style-name="WW8Num5">
        <text:list-item>
          <text:p text:style-name="P4">Software engineering encompasses a process, a collection of methods, and an array of tools that allow professionals to build high quality software.</text:p>
        </text:list-item>
        <text:list-item>
          <text:p text:style-name="P4">Software engineers view computer software, as being made up of the programs, documents, and data required to design and build the system. </text:p>
        </text:list-item>
        <text:list-item>
          <text:p text:style-name="P4">Software users are only concerned with whether or not software products meet their expectations and make their tasks easier to complete. </text:p>
        </text:list-item>
      </text:list>
      <text:p text:style-name="P3"/>
      <text:p text:style-name="P3"/>
      <text:p text:style-name="P3">Software Engineering Realities</text:p>
      <text:p text:style-name="P3"/>
      <text:list xml:id="list6334503674462095511" text:style-name="WW8Num21">
        <text:list-item>
          <text:p text:style-name="P5">Problem should be understood before software solution is developed</text:p>
        </text:list-item>
        <text:list-item>
          <text:p text:style-name="P5">Design is a pivotal activity</text:p>
        </text:list-item>
        <text:list-item>
          <text:p text:style-name="P5">Software should exhibit high quality</text:p>
        </text:list-item>
        <text:list-item>
          <text:p text:style-name="P5">Software should be maintainable</text:p>
        </text:list-item>
      </text:list>
      <text:p text:style-name="P3"/>
      <text:h text:style-name="P1" text:outline-level="1"/>
      <text:p text:style-name="P3">Software Engineering</text:p>
      <text:p text:style-name="P3"/>
      <text:list xml:id="list9193131220179955150" text:style-name="WW8Num23">
        <text:list-item>
          <text:p text:style-name="P19"><text:span text:style-name="T2">Software engineering is the establishment of sound engineering principles in order to obtain reliable and efficient software in an economical manner.</text:span></text:p>
        </text:list-item>
        <text:list-item>
          <text:p text:style-name="P6">Software engineering is the application of a systematic, disciplined, quantifiable approach to the development, operation, and maintenance of software.</text:p>
        </text:list-item>
        <text:list-item>
          <text:p text:style-name="P6">Software engineering encompasses a process, management techniques, technical methods, and the use of tools.</text:p>
        </text:list-item>
      </text:list>
      <text:p text:style-name="P7"/>
      <text:p text:style-name="P7"/>
      <text:p text:style-name="P3">Generic Software Process Framework</text:p>
      <text:p text:style-name="P3"/>
      <text:list xml:id="list2501848784656622772" text:style-name="WW8Num13">
        <text:list-item>
          <text:p text:style-name="P14">Communication (customer collaboration and requirement gathering)</text:p>
        </text:list-item>
        <text:list-item>
          <text:p text:style-name="P14">Planning (establishes engineering work plan, describes technical risks, lists resources required, work products produced, and defines work schedule) </text:p>
        </text:list-item>
        <text:list-item>
          <text:p text:style-name="P14">Modeling (creation of models to help developers and customers understand the requires and software design)</text:p>
        </text:list-item>
        <text:list-item>
          <text:p text:style-name="P14">Construction (code generation and testing)</text:p>
        </text:list-item>
        <text:list-item>
          <text:p text:style-name="P14">Deployment (software delivered for customer evaluation and feedback)</text:p>
        </text:list-item>
      </text:list>
      <text:p text:style-name="P18"><text:s/></text:p>
      <text:p text:style-name="P7"/>
      <text:p text:style-name="P3">Software Engineering Umbrella Activities</text:p>
      <text:p text:style-name="P3"/>
      <text:list xml:id="list7015142604962060629" text:style-name="WW8Num11">
        <text:list-item>
          <text:p text:style-name="P15"><text:soft-page-break/>Software project tracking and control (allows team to assess progress and take corrective action to maintain schedule)</text:p>
        </text:list-item>
        <text:list-item>
          <text:p text:style-name="P15">Risk management (assess risks that may affect project outcomes or quality)</text:p>
        </text:list-item>
        <text:list-item>
          <text:p text:style-name="P15">Software quality assurance (activities required to maintain software quality)</text:p>
        </text:list-item>
        <text:list-item>
          <text:p text:style-name="P15">Technical reviews (assess engineering work products to uncover and remove errors before they propagate to next activity)</text:p>
        </text:list-item>
        <text:list-item>
          <text:p text:style-name="P15">Measurement (define and collect process, project, and product measures to assist team in delivering software meeting customer needs)</text:p>
        </text:list-item>
        <text:list-item>
          <text:p text:style-name="P15">Software configuration management (manage effects of change)</text:p>
        </text:list-item>
        <text:list-item>
          <text:p text:style-name="P15">Reusability management (defines criteria for work product reuse and establish mechanisms to achieve component reuse)</text:p>
        </text:list-item>
        <text:list-item>
          <text:p text:style-name="P15">Work product preparation and production (activities to create models, documents, logs, forms, lists, etc.)</text:p>
        </text:list-item>
      </text:list>
      <text:p text:style-name="P3"/>
      <text:p text:style-name="Standard"/>
      <text:p text:style-name="P3">Attributes for Comparing Process Models</text:p>
      <text:p text:style-name="P3"/>
      <text:list xml:id="list5657100254458607605" text:style-name="WW8Num10">
        <text:list-item>
          <text:p text:style-name="P16">Overall flow and level of interdependencies among tasks</text:p>
        </text:list-item>
        <text:list-item>
          <text:p text:style-name="P16">Degree to which work tasks are defined within each framework activity</text:p>
        </text:list-item>
        <text:list-item>
          <text:p text:style-name="P16">Degree to which work products are identified and required</text:p>
        </text:list-item>
        <text:list-item>
          <text:p text:style-name="P16">Manner in which quality assurance activities are applied</text:p>
        </text:list-item>
        <text:list-item>
          <text:p text:style-name="P16">Manner in which project tracking and control activities are applied</text:p>
        </text:list-item>
        <text:list-item>
          <text:p text:style-name="P16">Overall degree of detail and rigor of process description</text:p>
        </text:list-item>
        <text:list-item>
          <text:p text:style-name="P16">Degree to which stakeholders are involved in the project</text:p>
        </text:list-item>
        <text:list-item>
          <text:p text:style-name="P16">Level of autonomy given to project team</text:p>
        </text:list-item>
        <text:list-item>
          <text:p text:style-name="P16">Degree to which team organization and roles are prescribed</text:p>
        </text:list-item>
      </text:list>
      <text:h text:style-name="P1" text:outline-level="1"/>
      <text:p text:style-name="Standard"/>
      <text:p text:style-name="P7">Essence of Practice</text:p>
      <text:p text:style-name="P7"/>
      <text:list xml:id="list6029875162226503029" text:style-name="WW8Num24">
        <text:list-item>
          <text:p text:style-name="P8">Understand the problem (communication and analysis)</text:p>
        </text:list-item>
        <text:list-item>
          <text:p text:style-name="P8">Plan a solution (software design)</text:p>
        </text:list-item>
        <text:list-item>
          <text:p text:style-name="P8">Carry out the plan (code generation)</text:p>
        </text:list-item>
        <text:list-item>
          <text:p text:style-name="P8">Examine the result for accuracy (testing and quality assurance)</text:p>
        </text:list-item>
      </text:list>
      <text:p text:style-name="P7"/>
      <text:p text:style-name="P7"/>
      <text:p text:style-name="P7">Understand the Problem</text:p>
      <text:p text:style-name="P7"/>
      <text:list xml:id="list8189119234582718788" text:style-name="WW8Num18">
        <text:list-item>
          <text:p text:style-name="P9">Who are the stakeholders?</text:p>
        </text:list-item>
        <text:list-item>
          <text:p text:style-name="P9">What functions and features are required to solve the problem?</text:p>
        </text:list-item>
        <text:list-item>
          <text:p text:style-name="P9">Is it possible to create smaller problems that are easier to understand?</text:p>
        </text:list-item>
        <text:list-item>
          <text:p text:style-name="P9">Can a graphic analysis model be created?</text:p>
        </text:list-item>
      </text:list>
      <text:p text:style-name="P7"/>
      <text:p text:style-name="P7"><text:soft-page-break/></text:p>
      <text:p text:style-name="P7">Plan the Solution</text:p>
      <text:p text:style-name="P7"/>
      <text:list xml:id="list592154041899307167" text:style-name="WW8Num17">
        <text:list-item>
          <text:p text:style-name="P10">Have you seen similar problems before?</text:p>
        </text:list-item>
        <text:list-item>
          <text:p text:style-name="P10">Has a similar problem been solved?</text:p>
        </text:list-item>
        <text:list-item>
          <text:p text:style-name="P10">Can readily solvable subproblems be defined?</text:p>
        </text:list-item>
        <text:list-item>
          <text:p text:style-name="P10">Can a design model be created?</text:p>
        </text:list-item>
      </text:list>
      <text:p text:style-name="P7"/>
      <text:p text:style-name="P7"/>
      <text:p text:style-name="P7">Carry Out the Plan</text:p>
      <text:p text:style-name="P7"/>
      <text:list xml:id="list7238751799454752650" text:style-name="WW8Num12">
        <text:list-item>
          <text:p text:style-name="P11">Does solution conform to the plan?</text:p>
        </text:list-item>
        <text:list-item>
          <text:p text:style-name="P11">Is each solution component provably correct?</text:p>
        </text:list-item>
      </text:list>
      <text:p text:style-name="P7"/>
      <text:p text:style-name="P7"/>
      <text:p text:style-name="P7">Examine the Result</text:p>
      <text:p text:style-name="P7"/>
      <text:list xml:id="list7960963960375707052" text:style-name="WW8Num1">
        <text:list-item>
          <text:p text:style-name="P12">Is it possible to test each component part of the solution?</text:p>
        </text:list-item>
        <text:list-item>
          <text:p text:style-name="P12">Does the solution produce results that conform to the data, functions, and features required?</text:p>
        </text:list-item>
      </text:list>
      <text:h text:style-name="P2" text:outline-level="1"/>
      <text:p text:style-name="P20"/>
      <text:p text:style-name="P7">Software Practice Core Principles</text:p>
      <text:p text:style-name="P7"/>
      <text:list xml:id="list2644961494521608068" text:style-name="WW8Num15">
        <text:list-item>
          <text:p text:style-name="P13">Software exists to provide value to its users</text:p>
        </text:list-item>
        <text:list-item>
          <text:p text:style-name="P13">Keep it simple stupid (KISS)</text:p>
        </text:list-item>
        <text:list-item>
          <text:p text:style-name="P13">Clear vision is essential to the success of any software project</text:p>
        </text:list-item>
        <text:list-item>
          <text:p text:style-name="P21"><text:span text:style-name="T3">Always specify, design, and implement knowing that someone else will have to understand what you have done to carry out his or her tasks</text:span></text:p>
        </text:list-item>
        <text:list-item>
          <text:p text:style-name="P13">Be open to future changes, don’t code yourself into a corner</text:p>
        </text:list-item>
        <text:list-item>
          <text:p text:style-name="P13">Planning ahead for reuse reduces the cost and increases the value of both the reusable components and the systems that require them</text:p>
        </text:list-item>
        <text:list-item>
          <text:p text:style-name="P13">Placing clear complete thought before any action almost always produces better results</text:p>
        </text:list-item>
      </text:list>
      <text:h text:style-name="P2" text:outline-level="1"/>
      <text:p text:style-name="Standard"/>
      <text:h text:style-name="Heading_20_1" text:outline-level="1">Software Creation</text:h>
      <text:p text:style-name="P3"/>
      <text:list xml:id="list7244753913776323626" text:style-name="WW8Num3">
        <text:list-item>
          <text:p text:style-name="P17">Almost every software project is precipitated by a business need (e.g. correct a system defect, adapt system to changing environment, extend existing system, create new system)</text:p>
        </text:list-item>
        <text:list-item>
          <text:p text:style-name="P17">Many times an engineering effort will only succeed if the software created for the project succeeds</text:p>
        </text:list-item>
        <text:list-item>
          <text:p text:style-name="P17">The market will only accept a product is the software embedded within it meets the customer’s stated or unstated nee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pter 1 - The Product</dc:title>
    <meta:initial-creator>Bruce Maxim</meta:initial-creator>
    <meta:creation-date>2008-07-05T13:23:00</meta:creation-date>
    <dc:creator>bmaxim</dc:creator>
    <dc:date>2012-10-30T12:31:00</dc:date>
    <meta:editing-cycles>3</meta:editing-cycles>
    <meta:editing-duration>PT9M</meta:editing-duration>
    <meta:document-statistic meta:table-count="0" meta:image-count="0" meta:object-count="0" meta:page-count="3" meta:paragraph-count="73" meta:word-count="760" meta:character-count="4850" meta:non-whitespace-character-count="4215"/>
    <meta:generator>LibreOffice/5.1.6.2$Linux_X86_64 LibreOffice_project/10m0$Build-2</meta:generator>
  </office:meta>
</office:document-meta>
</file>